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2.6028in" table:align="left"/>
    </style:style>
    <style:style style:name="Table3.A" style:family="table-column">
      <style:table-column-properties style:column-width="0.7125in"/>
    </style:style>
    <style:style style:name="Table3.B" style:family="table-column">
      <style:table-column-properties style:column-width="1.890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0375in" table:align="left"/>
    </style:style>
    <style:style style:name="Table4.A" style:family="table-column">
      <style:table-column-properties style:column-width="0.7125in"/>
    </style:style>
    <style:style style:name="Table4.B" style:family="table-column">
      <style:table-column-properties style:column-width="5.32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8417in" table:align="left"/>
    </style:style>
    <style:style style:name="Table5.A" style:family="table-column">
      <style:table-column-properties style:column-width="0.7125in"/>
    </style:style>
    <style:style style:name="Table5.B" style:family="table-column">
      <style:table-column-properties style:column-width="1.1292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Preformatted_20_Text">
      <style:text-properties fo:language="zxx" fo:country="none" fo:background-color="#ffff00" style:language-asian="zxx" style:country-asian="none" style:language-complex="zxx" style:country-complex="none"/>
    </style:style>
    <style:style style:name="P3" style:family="paragraph" style:parent-style-name="Preformatted_20_Text">
      <style:text-properties fo:language="zxx" fo:country="none" fo:font-weight="bold" fo:background-color="#ffff00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Preformatted_20_Text">
      <style:text-properties fo:font-weight="bold" fo:background-color="#ffff00" style:font-weight-asian="bold" style:font-weight-complex="bold"/>
    </style:style>
    <style:style style:name="P5" style:family="paragraph" style:parent-style-name="Preformatted_20_Text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Preformatted_20_Text">
      <style:text-properties fo:background-color="#ffff00"/>
    </style:style>
    <style:style style:name="P7" style:family="paragraph" style:parent-style-name="Preformatted_20_Text">
      <style:paragraph-properties fo:margin-top="0in" fo:margin-bottom="0.1965in"/>
    </style:style>
    <style:style style:name="P8" style:family="paragraph" style:parent-style-name="Preformatted_20_Text">
      <style:paragraph-properties fo:margin-top="0in" fo:margin-bottom="0.1965in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Preformatted_20_Text">
      <style:paragraph-properties style:border-line-width-bottom="0.0008in 0.0138in 0.0008in" fo:padding="0.0291in" fo:border-left="none" fo:border-right="none" fo:border-top="none" fo:border-bottom="0.0154in double #000000" style:join-border="false"/>
    </style:style>
    <style:style style:name="P10" style:family="paragraph" style:parent-style-name="Preformatted_20_Text">
      <style:paragraph-properties fo:background-color="transparent">
        <style:background-image/>
      </style:paragraph-properties>
    </style:style>
    <style:style style:name="P11" style:family="paragraph" style:parent-style-name="Preformatted_20_Text">
      <style:paragraph-properties fo:margin-top="0in" fo:margin-bottom="0in"/>
    </style:style>
    <style:style style:name="P12" style:family="paragraph" style:parent-style-name="Heading_20_2">
      <style:text-properties fo:background-color="#ffff00"/>
    </style:style>
    <style:style style:name="P13" style:family="paragraph" style:parent-style-name="Heading_20_1">
      <style:text-properties fo:background-color="#ffff00"/>
    </style:style>
    <style:style style:name="P14" style:family="paragraph" style:parent-style-name="Text_20_body">
      <style:text-properties fo:font-weight="bold" fo:background-color="#ffff00" style:font-weight-asian="bold" style:font-weight-complex="bold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top="0in" fo:margin-bottom="0in"/>
    </style:style>
    <style:style style:name="P17" style:family="paragraph" style:parent-style-name="Text_20_body">
      <style:paragraph-properties fo:margin-top="0in" fo:margin-bottom="0in"/>
      <style:text-properties fo:font-weight="bold" fo:background-color="#ffff00" style:font-weight-asian="bold" style:font-weight-complex="bold"/>
    </style:style>
    <style:style style:name="P18" style:family="paragraph" style:parent-style-name="Text_20_body">
      <style:paragraph-properties fo:margin-top="0in" fo:margin-bottom="0in"/>
      <style:text-properties fo:language="zxx" fo:country="none" fo:font-weight="bold" fo:background-color="#ffff00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fo:font-style="italic" fo:font-weight="bold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language="zxx" fo:country="none" fo:font-weight="bold" fo:background-color="#ffff00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background-color="#ffff00"/>
    </style:style>
    <style:style style:name="T10" style:family="text">
      <style:text-properties fo:font-size="12pt" fo:language="zxx" fo:country="none" fo:font-weight="bold" fo:background-color="#ffff0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1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trong_20_Emphasis">Reference 1</text:span> - https://www.tutorialspoint.com/testng/testng_plug_with_ant.htm</text:p>
      <text:p text:style-name="Preformatted_20_Text"><text:span text:style-name="Strong_20_Emphasis">Reference 2</text:span> -https://www.tutorialspoint.com/testng/testng_parameterized_test.htm</text:p>
      <text:p text:style-name="Preformatted_20_Text"><text:span text:style-name="Strong_20_Emphasis">Reference 3</text:span> - https://www.tutorialspoint.com/junit/junit_parameterized_test.htm</text:p>
      <text:p text:style-name="P7"><text:span text:style-name="Strong_20_Emphasis">Reference 4</text:span> - https://www.tutorialspoint.com/junit/junit_plug_with_ant.htm</text:p>
      <text:h text:style-name="P12" text:outline-level="2">Table Of Contents</text:h>
      <text:p text:style-name="Preformatted_20_Text"><text:span text:style-name="Strong_20_Emphasis"><text:span text:style-name="T5">A1 TestNG – Ant Build </text:span></text:span></text:p>
      <text:p text:style-name="Preformatted_20_Text"><text:span text:style-name="Strong_20_Emphasis"><text:span text:style-name="T5">A2 TestNG - Parameterized Test</text:span></text:span></text:p>
      <text:p text:style-name="Preformatted_20_Text"><text:span text:style-name="Strong_20_Emphasis"><text:span text:style-name="T8">A3 </text:span></text:span><text:span text:style-name="Strong_20_Emphasis"><text:span text:style-name="T6">TestNG Set <text:s/>Dataprovider Parameter</text:span></text:span></text:p>
      <text:p text:style-name="Preformatted_20_Text"><text:span text:style-name="Strong_20_Emphasis"><text:span text:style-name="T8">A4 </text:span></text:span><text:span text:style-name="Strong_20_Emphasis"><text:span text:style-name="T6">TestNG Object Bean <text:s/>Dataprovider Parameter </text:span></text:span></text:p>
      <text:p text:style-name="Preformatted_20_Text"><text:span text:style-name="Strong_20_Emphasis"><text:span text:style-name="T8">A5 JUNIT Parameterized Test Runner</text:span></text:span></text:p>
      <text:p text:style-name="Preformatted_20_Text"><text:span text:style-name="Strong_20_Emphasis"><text:span text:style-name="T11">A6 JUnit - Plug with ANT</text:span></text:span></text:p>
      <text:p text:style-name="Preformatted_20_Text"><text:span text:style-name="Strong_20_Emphasis"><text:span text:style-name="T11">A1 + A2 + A3 + A4 <text:s text:c="2"/>A5 + A6 <text:line-break/></text:span></text:span></text:p>
      <text:h text:style-name="P13" text:outline-level="1">A1 TestNG – Ant Build</text:h>
      <text:h text:style-name="Heading_20_2" text:outline-level="2">Apache Ant Setup</text:h>
      <text:p text:style-name="Table_20_Contents">Windows apache-ant-1.8.4-bin.zip</text:p>
      <text:p text:style-name="Table_20_Contents">Windows Set the environment variable ANT_HOME to C:\Program Files\Apache Software Foundation\apache-ant-1.8.4</text:p>
      <text:p text:style-name="Table_20_Contents">Windows Append the string %ANT_HOME\bin at the end of the system variable, Path.</text:p>
      <text:p text:style-name="Text_20_body"><text:span text:style-name="T5"/></text:p>
      <text:p text:style-name="Preformatted_20_Text"><text:span text:style-name="T5"/></text:p>
      <text:p text:style-name="P5"><text:span text:style-name="T5">Project Structure</text:span></text:p>
      <text:p text:style-name="Preformatted_20_Text"><text:span text:style-name="T5"/></text:p>
      <text:p text:style-name="Preformatted_20_Text"><text:span text:style-name="T5">TestNGWithAnt </text:span></text:p>
      <text:p text:style-name="Preformatted_20_Text"><text:span text:style-name="T5"/></text:p>
      <text:p text:style-name="Preformatted_20_Text"><text:span text:style-name="T5">src/util</text:span></text:p>
      <text:p text:style-name="Preformatted_20_Text"><text:span text:style-name="T5">MessageUtil.java </text:span></text:p>
      <text:p text:style-name="Preformatted_20_Text"><text:span text:style-name="T5"/></text:p>
      <text:p text:style-name="Preformatted_20_Text"><text:span text:style-name="T5">test</text:span></text:p>
      <text:p text:style-name="Preformatted_20_Text"><text:span text:style-name="T5">TestMessageUtil.java</text:span></text:p>
      <text:p text:style-name="Preformatted_20_Text"><text:span text:style-name="T5"/></text:p>
      <text:p text:style-name="Preformatted_20_Text"><text:span text:style-name="T5">lib <text:s text:c="2"/></text:span></text:p>
      <text:p text:style-name="Preformatted_20_Text"><text:span text:style-name="T5">testng-6.8.jar</text:span></text:p>
      <text:p text:style-name="Preformatted_20_Text"><text:span text:style-name="T5"/></text:p>
      <text:p text:style-name="Preformatted_20_Text"><text:span text:style-name="T5">build.xml </text:span></text:p>
      <text:p text:style-name="Preformatted_20_Text"><text:span text:style-name="T5"/></text:p>
      <text:p text:style-name="Preformatted_20_Text"/>
      <text:p text:style-name="P4">A1A1 public class MessageUtil {</text:p>
      <text:p text:style-name="Preformatted_20_Text"/>
      <text:p text:style-name="Preformatted_20_Text"><text:s text:c="3"/>private String message;</text:p>
      <text:p text:style-name="Preformatted_20_Text"/>
      <text:p text:style-name="Preformatted_20_Text"><text:s text:c="3"/>//Constructor</text:p>
      <text:p text:style-name="Preformatted_20_Text"><text:s text:c="3"/>public MessageUtil(String message){</text:p>
      <text:p text:style-name="Preformatted_20_Text"><text:s text:c="6"/>this.message = message; </text:p>
      <text:p text:style-name="Preformatted_20_Text"><text:s text:c="3"/>}</text:p>
      <text:p text:style-name="Preformatted_20_Text"/>
      <text:p text:style-name="Preformatted_20_Text"><text:s text:c="3"/>// prints the message</text:p>
      <text:p text:style-name="Preformatted_20_Text"><text:s text:c="3"/>public void printMessage(){</text:p>
      <text:p text:style-name="Preformatted_20_Text"><text:s text:c="6"/>System.out.println(message);</text:p>
      <text:p text:style-name="Preformatted_20_Text"><text:s text:c="6"/>return message;</text:p>
      <text:p text:style-name="Preformatted_20_Text"><text:s text:c="3"/>} <text:s text:c="2"/></text:p>
      <text:p text:style-name="Preformatted_20_Text"/>
      <text:p text:style-name="Preformatted_20_Text"><text:soft-page-break/><text:s text:c="3"/>// add "Hi!" to the message</text:p>
      <text:p text:style-name="Preformatted_20_Text"><text:s text:c="3"/>public String salutationMessage(){</text:p>
      <text:p text:style-name="Preformatted_20_Text"><text:s text:c="6"/>message = "Hi!" + message;</text:p>
      <text:p text:style-name="Preformatted_20_Text"><text:s text:c="6"/>System.out.println(message);</text:p>
      <text:p text:style-name="Preformatted_20_Text"><text:s text:c="6"/>return message;</text:p>
      <text:p text:style-name="Preformatted_20_Text"><text:s text:c="3"/>} <text:s text:c="2"/></text:p>
      <text:p text:style-name="P7">} <text:s text:c="6"/></text:p>
      <text:p text:style-name="Preformatted_20_Text">import org.testng.Assert;</text:p>
      <text:p text:style-name="Preformatted_20_Text">import org.testng.annotations.Test;</text:p>
      <text:p text:style-name="Preformatted_20_Text"/>
      <text:p text:style-name="Preformatted_20_Text"/>
      <text:p text:style-name="P4">A1A2 public class TestMessageUtil {</text:p>
      <text:p text:style-name="Preformatted_20_Text"><text:s text:c="3"/>String message = "Marc"; <text:s/></text:p>
      <text:p text:style-name="Preformatted_20_Text"><text:s text:c="3"/>MessageUtil messageUtil = new MessageUtil(message);</text:p>
      <text:p text:style-name="Preformatted_20_Text"/>
      <text:p text:style-name="Preformatted_20_Text"><text:s text:c="3"/>@Test</text:p>
      <text:p text:style-name="Preformatted_20_Text"><text:s text:c="3"/>public void testPrintMessage() { <text:s text:c="4"/></text:p>
      <text:p text:style-name="Preformatted_20_Text"><text:s text:c="6"/>System.out.println("Inside testPrintMessage()"); <text:s text:c="4"/></text:p>
      <text:p text:style-name="Preformatted_20_Text"><text:s text:c="6"/>Assert.assertEquals(message,messageUtil.printMessage());</text:p>
      <text:p text:style-name="Preformatted_20_Text"><text:s text:c="3"/>}</text:p>
      <text:p text:style-name="Preformatted_20_Text"/>
      <text:p text:style-name="Preformatted_20_Text"><text:s text:c="3"/>@Test</text:p>
      <text:p text:style-name="Preformatted_20_Text"><text:s text:c="3"/>public void testSalutationMessage() {</text:p>
      <text:p text:style-name="Preformatted_20_Text"><text:s text:c="6"/>System.out.println("Inside testSalutationMessage()");</text:p>
      <text:p text:style-name="Preformatted_20_Text"><text:s text:c="6"/>message = "Hi!" + "Marc";</text:p>
      <text:p text:style-name="Preformatted_20_Text"><text:s text:c="6"/>Assert.assertEquals(message,messageUtil.salutationMessage());</text:p>
      <text:p text:style-name="Preformatted_20_Text"><text:s text:c="3"/>}</text:p>
      <text:p text:style-name="P7">}</text:p>
      <text:p text:style-name="P3">A1A3 Ant build.xml file is as follows</text:p>
      <text:p text:style-name="Preformatted_20_Text">&lt;project name="TestNGTest" default="test" basedir="."&gt;</text:p>
      <text:p text:style-name="Preformatted_20_Text"/>
      <text:p text:style-name="Preformatted_20_Text"><text:s text:c="3"/>&lt;!-- Define &lt;testng&gt; task --&gt;</text:p>
      <text:p text:style-name="Preformatted_20_Text"/>
      <text:p text:style-name="Preformatted_20_Text"><text:s text:c="3"/>&lt;taskdef name="testng" classname="org.testng.TestNGAntTask"&gt;</text:p>
      <text:p text:style-name="Preformatted_20_Text"><text:s text:c="6"/>&lt;classpath&gt;</text:p>
      <text:p text:style-name="Preformatted_20_Text"><text:s text:c="9"/>&lt;pathelement location="lib/testng-6.8.jar"/&gt;</text:p>
      <text:p text:style-name="Preformatted_20_Text"><text:s text:c="6"/>&lt;/classpath&gt;</text:p>
      <text:p text:style-name="Preformatted_20_Text"><text:s text:c="3"/>&lt;/taskdef&gt;</text:p>
      <text:p text:style-name="Preformatted_20_Text"/>
      <text:p text:style-name="Preformatted_20_Text"><text:s text:c="3"/>&lt;property name="testdir" location="test" /&gt;</text:p>
      <text:p text:style-name="Preformatted_20_Text"><text:s text:c="3"/>&lt;property name="srcdir" location="src" /&gt;</text:p>
      <text:p text:style-name="Preformatted_20_Text"><text:s text:c="3"/>&lt;property name="libdir" location="lib" /&gt;</text:p>
      <text:p text:style-name="Preformatted_20_Text"><text:s text:c="3"/>&lt;property name="full-compile" value="true" /&gt;</text:p>
      <text:p text:style-name="Preformatted_20_Text"><text:s text:c="3"/></text:p>
      <text:p text:style-name="Preformatted_20_Text"><text:s text:c="3"/>&lt;path id="classpath.base"/&gt;</text:p>
      <text:p text:style-name="Preformatted_20_Text"><text:s text:c="3"/>&lt;path id="classpath.test"&gt;</text:p>
      <text:p text:style-name="Preformatted_20_Text"><text:s text:c="3"/></text:p>
      <text:p text:style-name="Preformatted_20_Text"><text:s text:c="3"/>&lt;fileset dir="${libdir}"&gt;</text:p>
      <text:p text:style-name="Preformatted_20_Text"><text:s text:c="6"/>&lt;include name="**/*.jar" /&gt;</text:p>
      <text:p text:style-name="Preformatted_20_Text"><text:s text:c="3"/>&lt;/fileset&gt;</text:p>
      <text:p text:style-name="Preformatted_20_Text"><text:s text:c="3"/></text:p>
      <text:p text:style-name="Preformatted_20_Text"><text:s text:c="3"/>&lt;pathelement location="${testdir}" /&gt;</text:p>
      <text:p text:style-name="Preformatted_20_Text"><text:s text:c="3"/>&lt;pathelement location="${srcdir}" /&gt;</text:p>
      <text:p text:style-name="Preformatted_20_Text"><text:s text:c="3"/></text:p>
      <text:p text:style-name="Preformatted_20_Text"><text:s text:c="3"/>&lt;path refid="classpath.base" /&gt;</text:p>
      <text:p text:style-name="Preformatted_20_Text"><text:s text:c="3"/>&lt;/path&gt;</text:p>
      <text:p text:style-name="Preformatted_20_Text"><text:s text:c="3"/></text:p>
      <text:p text:style-name="Preformatted_20_Text"><text:s text:c="3"/>&lt;target name="clean" &gt;</text:p>
      <text:p text:style-name="Preformatted_20_Text"><text:s text:c="6"/>&lt;delete verbose="${full-compile}"&gt;</text:p>
      <text:p text:style-name="Preformatted_20_Text"><text:s text:c="9"/>&lt;fileset dir="${testdir}" includes="**/*.class" /&gt;</text:p>
      <text:p text:style-name="Preformatted_20_Text"><text:s text:c="6"/>&lt;/delete&gt;</text:p>
      <text:p text:style-name="Preformatted_20_Text"><text:soft-page-break/><text:s text:c="3"/>&lt;/target&gt;</text:p>
      <text:p text:style-name="Preformatted_20_Text"><text:s text:c="3"/></text:p>
      <text:p text:style-name="Preformatted_20_Text"><text:s text:c="3"/>&lt;target name="compile" depends="clean"&gt;</text:p>
      <text:p text:style-name="Preformatted_20_Text"><text:s text:c="6"/>&lt;javac srcdir="${srcdir}" destdir="${testdir}" verbose="${full-compile}"&gt;</text:p>
      <text:p text:style-name="Preformatted_20_Text"><text:s text:c="9"/>&lt;classpath refid="classpath.test"/&gt;</text:p>
      <text:p text:style-name="Preformatted_20_Text"><text:s text:c="6"/>&lt;/javac&gt;</text:p>
      <text:p text:style-name="Preformatted_20_Text"><text:s text:c="3"/>&lt;/target&gt;</text:p>
      <text:p text:style-name="Preformatted_20_Text"><text:s text:c="3"/></text:p>
      <text:p text:style-name="Preformatted_20_Text"><text:s text:c="3"/>&lt;target name="test" depends="compile"&gt;</text:p>
      <text:p text:style-name="Preformatted_20_Text"><text:s text:c="6"/>&lt;testng outputdir="${testdir}" classpathref="classpath.test"&gt; </text:p>
      <text:p text:style-name="Preformatted_20_Text"><text:s text:c="9"/>&lt;xmlfileset dir="${srcdir}" includes="testng.xml"/&gt; </text:p>
      <text:p text:style-name="Preformatted_20_Text"><text:s text:c="6"/>&lt;/testng&gt;</text:p>
      <text:p text:style-name="Preformatted_20_Text"><text:s text:c="3"/>&lt;/target&gt;</text:p>
      <text:p text:style-name="Preformatted_20_Text"><text:s text:c="3"/></text:p>
      <text:p text:style-name="P7">&lt;/project&gt;</text:p>
      <text:p text:style-name="Text_20_body">Run the following Ant command.</text:p>
      <text:p text:style-name="P7">C:\TestNG_WORKSPACE\TestNGWithAnt&gt;ant</text:p>
      <text:p text:style-name="Text_20_body">Verify the output.</text:p>
      <text:p text:style-name="Preformatted_20_Text">test:</text:p>
      <text:p text:style-name="Preformatted_20_Text"><text:s text:c="3"/>[testng] [TestNG] Running:</text:p>
      <text:p text:style-name="Preformatted_20_Text"><text:s text:c="3"/>[testng] <text:s text:c="2"/>C:\TestNG_WORKSPACE\TestNGWithAnt\src\testng.xml</text:p>
      <text:p text:style-name="Preformatted_20_Text"><text:s text:c="3"/>[testng] </text:p>
      <text:p text:style-name="Preformatted_20_Text"><text:s text:c="3"/>[testng] Inside testPrintMessage()</text:p>
      <text:p text:style-name="Preformatted_20_Text"><text:s text:c="3"/>[testng] Marc</text:p>
      <text:p text:style-name="Preformatted_20_Text"><text:s text:c="3"/>[testng] Inside testSalutationMessage()</text:p>
      <text:p text:style-name="Preformatted_20_Text"><text:s text:c="3"/>[testng] Hi!Marc</text:p>
      <text:p text:style-name="Preformatted_20_Text"><text:s text:c="3"/>[testng] </text:p>
      <text:p text:style-name="Preformatted_20_Text"><text:s text:c="3"/>[testng] ===============================================</text:p>
      <text:p text:style-name="Preformatted_20_Text"><text:s text:c="3"/>[testng] Plug ANT test Suite</text:p>
      <text:p text:style-name="Preformatted_20_Text"><text:s text:c="3"/>[testng] Total tests run: 2, Failures: 0, Skips: 0</text:p>
      <text:p text:style-name="Preformatted_20_Text"><text:s text:c="3"/>[testng] ===============================================</text:p>
      <text:p text:style-name="Preformatted_20_Text"><text:s text:c="3"/>[testng] </text:p>
      <text:p text:style-name="Preformatted_20_Text"/>
      <text:p text:style-name="Preformatted_20_Text">BUILD SUCCESSFUL</text:p>
      <text:p text:style-name="P7">Total time: 1 second</text:p>
      <text:p text:style-name="P16"><text:span text:style-name="T2">A2 Project structure – Parameter pass through testng.xml </text:span></text:p>
      <text:p text:style-name="P16">String int/Integer boolean/Boolean byte/Byte char/Character double/Double float/Float long/Long short/Short</text:p>
      <text:p text:style-name="P17"/>
      <text:p text:style-name="P16">ParameterizedTestNGProject <text:s/></text:p>
      <text:p text:style-name="P16">src/test </text:p>
      <text:p text:style-name="P11">ParameterizedTest1.java </text:p>
      <text:p text:style-name="P16">testng.xml</text:p>
      <text:p text:style-name="P16"/>
      <text:p text:style-name="Preformatted_20_Text">import org.testng.annotations.Parameters;</text:p>
      <text:p text:style-name="Preformatted_20_Text">import org.testng.annotations.Test;</text:p>
      <text:p text:style-name="Preformatted_20_Text"/>
      <text:p text:style-name="P4">A2A1 public class ParameterizedTest1 {</text:p>
      <text:p text:style-name="Preformatted_20_Text"><text:s text:c="3"/>@Test</text:p>
      <text:p text:style-name="Preformatted_20_Text"><text:s text:c="3"/>@Parameters("myName")</text:p>
      <text:p text:style-name="Preformatted_20_Text"><text:s text:c="3"/>public void parameterTest(String myName) {</text:p>
      <text:p text:style-name="Preformatted_20_Text"><text:s text:c="6"/>System.out.println("Parameterized value is : " + myName);</text:p>
      <text:p text:style-name="Preformatted_20_Text"><text:s text:c="3"/>}</text:p>
      <text:p text:style-name="P7">}</text:p>
      <text:p text:style-name="P3">A2A2 testng.xml </text:p>
      <text:p text:style-name="Preformatted_20_Text"><text:soft-page-break/>&lt;?xml version="1.0" encoding="UTF-8"?&gt;</text:p>
      <text:p text:style-name="Preformatted_20_Text">&lt;!DOCTYPE suite SYSTEM "http://testng.org/testng-1.0.dtd" &gt;</text:p>
      <text:p text:style-name="Preformatted_20_Text"/>
      <text:p text:style-name="Preformatted_20_Text">&lt;suite name="Suite1"&gt;</text:p>
      <text:p text:style-name="Preformatted_20_Text"><text:s text:c="3"/>&lt;test name="test1"&gt;</text:p>
      <text:p text:style-name="Preformatted_20_Text"><text:s text:c="3"/></text:p>
      <text:p text:style-name="Preformatted_20_Text"><text:s text:c="6"/>&lt;parameter name="myName" value="Marc"/&gt; </text:p>
      <text:p text:style-name="Preformatted_20_Text"><text:s text:c="6"/></text:p>
      <text:p text:style-name="Preformatted_20_Text"><text:s text:c="6"/>&lt;classes&gt;</text:p>
      <text:p text:style-name="Preformatted_20_Text"><text:s text:c="9"/>&lt;class name="ParameterizedTest1" /&gt;</text:p>
      <text:p text:style-name="Preformatted_20_Text"><text:s text:c="6"/>&lt;/classes&gt;</text:p>
      <text:p text:style-name="Preformatted_20_Text"><text:s text:c="6"/></text:p>
      <text:p text:style-name="Preformatted_20_Text"><text:s text:c="3"/>&lt;/test&gt;</text:p>
      <text:p text:style-name="P7">&lt;/suite&gt;</text:p>
      <text:p text:style-name="P7"/>
      <text:p text:style-name="P7">C:\TestNG_WORKSPACE&gt;javac ParameterizedTest1.java</text:p>
      <text:p text:style-name="P7">C:\TestNG_WORKSPACE&gt;java -cp "PROJECTPATH" org.testng.TestNG testng.xml</text:p>
      <text:p text:style-name="Text_20_body">Verify the output.</text:p>
      <text:p text:style-name="Preformatted_20_Text">Parameterized value is : Marc</text:p>
      <text:p text:style-name="Preformatted_20_Text"/>
      <text:p text:style-name="Preformatted_20_Text">===============================================</text:p>
      <text:p text:style-name="Preformatted_20_Text">Suite1</text:p>
      <text:p text:style-name="Preformatted_20_Text">Total tests run: 1, Failures: 0, Skips: 0</text:p>
      <text:p text:style-name="P7">===============================================</text:p>
      <text:p text:style-name="P18">A3 Passing Parameters with <text:span text:style-name="T4">Dataprovider as set in TestNG</text:span></text:p>
      <text:p text:style-name="P18"><text:span text:style-name="T4"/></text:p>
      <text:p text:style-name="P18"><text:span text:style-name="T4">Project Structure</text:span></text:p>
      <text:p text:style-name="Preformatted_20_Text">TestNGDataProviderSet </text:p>
      <text:p text:style-name="Preformatted_20_Text"/>
      <text:p text:style-name="Preformatted_20_Text">src\main\utils</text:p>
      <text:p text:style-name="Preformatted_20_Text">PrimeNumberChecker.java </text:p>
      <text:p text:style-name="Preformatted_20_Text"/>
      <text:p text:style-name="Preformatted_20_Text">src\test</text:p>
      <text:p text:style-name="Preformatted_20_Text">ParamTestWithDataProvider1.java</text:p>
      <text:p text:style-name="Preformatted_20_Text"/>
      <text:p text:style-name="P1">testng.xml </text:p>
      <text:p text:style-name="Preformatted_20_Text"/>
      <text:p text:style-name="Preformatted_20_Text"/>
      <text:p text:style-name="Preformatted_20_Text"/>
      <text:p text:style-name="P4">A3A1 public class PrimeNumberChecker {</text:p>
      <text:p text:style-name="Preformatted_20_Text"><text:s text:c="3"/>public Boolean validate(final Integer primeNumber) {</text:p>
      <text:p text:style-name="Preformatted_20_Text"><text:s text:c="3"/></text:p>
      <text:p text:style-name="Preformatted_20_Text"><text:s text:c="6"/>for (int i = 2; i &lt; (primeNumber / 2); i++) {</text:p>
      <text:p text:style-name="Preformatted_20_Text"><text:s text:c="9"/>if (primeNumber % i == 0) {</text:p>
      <text:p text:style-name="Preformatted_20_Text"><text:s text:c="12"/>return false;</text:p>
      <text:p text:style-name="Preformatted_20_Text"><text:s text:c="9"/>}</text:p>
      <text:p text:style-name="Preformatted_20_Text"><text:s text:c="6"/>}</text:p>
      <text:p text:style-name="Preformatted_20_Text"><text:s text:c="6"/>return true;</text:p>
      <text:p text:style-name="Preformatted_20_Text"><text:s text:c="3"/>}</text:p>
      <text:p text:style-name="P7">}</text:p>
      <text:p text:style-name="Preformatted_20_Text">import org.testng.Assert;</text:p>
      <text:p text:style-name="Preformatted_20_Text">import org.testng.annotations.BeforeMethod;</text:p>
      <text:p text:style-name="Preformatted_20_Text">import org.testng.annotations.DataProvider;</text:p>
      <text:p text:style-name="Preformatted_20_Text">import org.testng.annotations.Test;</text:p>
      <text:p text:style-name="Preformatted_20_Text"/>
      <text:p text:style-name="P4"><text:soft-page-break/>A3A2 public class ParamTestWithDataProvider1 {</text:p>
      <text:p text:style-name="Preformatted_20_Text"><text:s text:c="3"/>private PrimeNumberChecker primeNumberChecker;</text:p>
      <text:p text:style-name="Preformatted_20_Text"/>
      <text:p text:style-name="Preformatted_20_Text"><text:s text:c="3"/>@BeforeMethod</text:p>
      <text:p text:style-name="Preformatted_20_Text"><text:s text:c="3"/>public void initialize() {</text:p>
      <text:p text:style-name="Preformatted_20_Text"><text:s text:c="6"/>primeNumberChecker = new PrimeNumberChecker();</text:p>
      <text:p text:style-name="Preformatted_20_Text"><text:s text:c="3"/>}</text:p>
      <text:p text:style-name="Preformatted_20_Text"/>
      <text:p text:style-name="Preformatted_20_Text"><text:s text:c="3"/><text:span text:style-name="T9">@DataProvider(name = "test1")</text:span></text:p>
      <text:p text:style-name="Preformatted_20_Text"><text:s text:c="3"/>public static Object[][] primeNumbers() { // Input number, result set</text:p>
      <text:p text:style-name="Preformatted_20_Text"><text:s text:c="6"/>return new Object[][] {{2, true}, {6, false}, {19, true}, {22, false}, {23, true}};</text:p>
      <text:p text:style-name="Preformatted_20_Text"><text:s text:c="3"/>}</text:p>
      <text:p text:style-name="Preformatted_20_Text"/>
      <text:p text:style-name="Preformatted_20_Text"><text:s text:c="3"/>// This test will run 4 times since we have 5 parameters defined</text:p>
      <text:p text:style-name="Preformatted_20_Text"><text:s text:c="3"/><text:span text:style-name="T9">@Test(dataProvider = "test1")</text:span></text:p>
      <text:p text:style-name="Preformatted_20_Text"><text:s text:c="3"/>public void testPrimeNumberChecker(Integer inputNumber, Boolean expectedResult) {</text:p>
      <text:p text:style-name="Preformatted_20_Text"><text:s text:c="6"/>System.out.println(inputNumber + " " + expectedResult);</text:p>
      <text:p text:style-name="Preformatted_20_Text"><text:s text:c="6"/>Assert.assertEquals(expectedResult,</text:p>
      <text:p text:style-name="Preformatted_20_Text"><text:s text:c="6"/>primeNumberChecker.validate(inputNumber));</text:p>
      <text:p text:style-name="Preformatted_20_Text"><text:s text:c="3"/>}</text:p>
      <text:p text:style-name="P7">}</text:p>
      <text:p text:style-name="P2"><text:span text:style-name="T3">A3A3 testng.xml</text:span> </text:p>
      <text:p text:style-name="Preformatted_20_Text">&lt;?xml version="1.0" encoding="UTF-8"?&gt;</text:p>
      <text:p text:style-name="Preformatted_20_Text">&lt;!DOCTYPE suite SYSTEM "http://testng.org/testng-1.0.dtd" &gt;</text:p>
      <text:p text:style-name="Preformatted_20_Text"/>
      <text:p text:style-name="Preformatted_20_Text">&lt;suite name="Suite1"&gt;</text:p>
      <text:p text:style-name="Preformatted_20_Text"><text:s text:c="3"/>&lt;test name="test1"&gt;</text:p>
      <text:p text:style-name="Preformatted_20_Text"><text:s text:c="6"/>&lt;classes&gt;</text:p>
      <text:p text:style-name="Preformatted_20_Text"><text:s text:c="9"/>&lt;class name="ParamTestWithDataProvider1" /&gt;</text:p>
      <text:p text:style-name="Preformatted_20_Text"><text:s text:c="6"/>&lt;/classes&gt;</text:p>
      <text:p text:style-name="Preformatted_20_Text"><text:s text:c="3"/>&lt;/test&gt;</text:p>
      <text:p text:style-name="P7">&lt;/suite&gt;</text:p>
      <text:p text:style-name="Text_20_body">Compile the Test case class using <text:span text:style-name="Source_20_Text">javac</text:span>.</text:p>
      <text:p text:style-name="P7">C:\TestNG_WORKSPACE&gt;.javac ParamTestWithDataProvider1.java PrimeNumberChecker.java</text:p>
      <text:p text:style-name="Text_20_body">Now, run testng.xml.</text:p>
      <text:p text:style-name="P7">C:\TestNG_WORKSPACE&gt;java -cp "PROJECTPATH" org.testng.TestNG testng.xml</text:p>
      <text:p text:style-name="Text_20_body">Verify the output.</text:p>
      <text:p text:style-name="Preformatted_20_Text"><text:s text:c="3"/>2 true</text:p>
      <text:p text:style-name="Preformatted_20_Text"><text:s text:c="3"/>6 false</text:p>
      <text:p text:style-name="Preformatted_20_Text"><text:s text:c="3"/>19 true</text:p>
      <text:p text:style-name="Preformatted_20_Text"><text:s text:c="3"/>22 false</text:p>
      <text:p text:style-name="Preformatted_20_Text"><text:s text:c="3"/>23 true</text:p>
      <text:p text:style-name="Preformatted_20_Text"/>
      <text:p text:style-name="Preformatted_20_Text">===============================================</text:p>
      <text:p text:style-name="Preformatted_20_Text"><text:s text:c="3"/>Suite1</text:p>
      <text:p text:style-name="Preformatted_20_Text"><text:s text:c="3"/>Total tests run: 5, Failures: 0, Skips: 0</text:p>
      <text:p text:style-name="P7">===============================================</text:p>
      <text:p text:style-name="P18">A4 Passing Parameters with <text:span text:style-name="T4">Dataprovider as Object Bean in TestNG</text:span></text:p>
      <text:p text:style-name="P14"/>
      <text:p text:style-name="P18"><text:span text:style-name="T4">Project Structure</text:span></text:p>
      <text:p text:style-name="Preformatted_20_Text">TestNGDataProviderObjectBean </text:p>
      <text:p text:style-name="Preformatted_20_Text"><text:soft-page-break/></text:p>
      <text:p text:style-name="Preformatted_20_Text">src\main\utils</text:p>
      <text:p text:style-name="Preformatted_20_Text">Bean.java </text:p>
      <text:p text:style-name="Preformatted_20_Text"/>
      <text:p text:style-name="Preformatted_20_Text">src\test</text:p>
      <text:p text:style-name="Preformatted_20_Text">ParamTestWithDataProvider2.java</text:p>
      <text:p text:style-name="Preformatted_20_Text"/>
      <text:p text:style-name="P1">testng.xml </text:p>
      <text:p text:style-name="P1"/>
      <text:p text:style-name="P1"/>
      <text:p text:style-name="P4">A4A1 public class Bean {</text:p>
      <text:p text:style-name="Preformatted_20_Text"><text:s text:c="3"/>private String val;</text:p>
      <text:p text:style-name="Preformatted_20_Text"><text:s text:c="3"/>private int i;</text:p>
      <text:p text:style-name="Preformatted_20_Text"><text:s text:c="3"/></text:p>
      <text:p text:style-name="Preformatted_20_Text"><text:s text:c="3"/>public Bean(String val, int i){</text:p>
      <text:p text:style-name="Preformatted_20_Text"><text:s text:c="6"/>this.val=val;</text:p>
      <text:p text:style-name="Preformatted_20_Text"><text:s text:c="6"/>this.i=i;</text:p>
      <text:p text:style-name="Preformatted_20_Text"><text:s text:c="3"/>}</text:p>
      <text:p text:style-name="Preformatted_20_Text"><text:s text:c="3"/></text:p>
      <text:p text:style-name="Preformatted_20_Text"><text:s text:c="3"/>public String getVal() {</text:p>
      <text:p text:style-name="Preformatted_20_Text"><text:s text:c="6"/>return val;</text:p>
      <text:p text:style-name="Preformatted_20_Text"><text:s text:c="3"/>}</text:p>
      <text:p text:style-name="Preformatted_20_Text"><text:s text:c="3"/></text:p>
      <text:p text:style-name="Preformatted_20_Text"><text:s text:c="3"/>public void setVal(String val) {</text:p>
      <text:p text:style-name="Preformatted_20_Text"><text:s text:c="6"/>this.val = val;</text:p>
      <text:p text:style-name="Preformatted_20_Text"><text:s text:c="3"/>}</text:p>
      <text:p text:style-name="Preformatted_20_Text"><text:s text:c="3"/></text:p>
      <text:p text:style-name="Preformatted_20_Text"><text:s text:c="3"/>public int getI() {</text:p>
      <text:p text:style-name="Preformatted_20_Text"><text:s text:c="6"/>return i;</text:p>
      <text:p text:style-name="Preformatted_20_Text"><text:s text:c="3"/>}</text:p>
      <text:p text:style-name="Preformatted_20_Text"><text:s text:c="3"/></text:p>
      <text:p text:style-name="Preformatted_20_Text"><text:s text:c="3"/>public void setI(int i) {</text:p>
      <text:p text:style-name="Preformatted_20_Text"><text:s text:c="6"/>this.i = i;</text:p>
      <text:p text:style-name="Preformatted_20_Text"><text:s text:c="3"/>}</text:p>
      <text:p text:style-name="P7">}</text:p>
      <text:p text:style-name="Preformatted_20_Text">import org.testng.annotations.DataProvider;</text:p>
      <text:p text:style-name="Preformatted_20_Text">import org.testng.annotations.Test;</text:p>
      <text:p text:style-name="Preformatted_20_Text"/>
      <text:p text:style-name="P4">A4A2 public class ParamTestWithDataProvider2 {</text:p>
      <text:p text:style-name="Preformatted_20_Text"><text:s text:c="2"/><text:span text:style-name="T9"><text:s/>@DataProvider(name = "test1")</text:span></text:p>
      <text:p text:style-name="Preformatted_20_Text"><text:s text:c="3"/>public static Object[][] primeNumbers() {</text:p>
      <text:p text:style-name="Preformatted_20_Text"><text:s text:c="6"/>return new Object[][] { { new Bean("hi I am the bean", 111) } };</text:p>
      <text:p text:style-name="Preformatted_20_Text"><text:s text:c="3"/>}</text:p>
      <text:p text:style-name="Preformatted_20_Text"/>
      <text:p text:style-name="Preformatted_20_Text"><text:s text:c="3"/><text:span text:style-name="T9">@Test(dataProvider = "test1")</text:span></text:p>
      <text:p text:style-name="Preformatted_20_Text"><text:s text:c="3"/>public void testMethod(Bean myBean) {</text:p>
      <text:p text:style-name="Preformatted_20_Text"><text:s text:c="6"/>System.out.println(myBean.getVal() + " " + myBean.getI());</text:p>
      <text:p text:style-name="Preformatted_20_Text"><text:s text:c="3"/>}</text:p>
      <text:p text:style-name="P7">}</text:p>
      <text:p text:style-name="P3">A4A3 testng.xml </text:p>
      <text:p text:style-name="Preformatted_20_Text">&lt;?xml version="1.0" encoding="UTF-8"?&gt;</text:p>
      <text:p text:style-name="Preformatted_20_Text">&lt;!DOCTYPE suite SYSTEM "http://testng.org/testng-1.0.dtd" &gt;</text:p>
      <text:p text:style-name="Preformatted_20_Text"/>
      <text:p text:style-name="Preformatted_20_Text">&lt;suite name="Suite1"&gt;</text:p>
      <text:p text:style-name="Preformatted_20_Text"><text:s text:c="3"/>&lt;test name="test1"&gt;</text:p>
      <text:p text:style-name="Preformatted_20_Text"><text:s text:c="6"/>&lt;classes&gt;</text:p>
      <text:p text:style-name="Preformatted_20_Text"><text:s text:c="9"/>&lt;class name="ParamTestWithDataProvider2" /&gt;</text:p>
      <text:p text:style-name="Preformatted_20_Text"><text:s text:c="6"/>&lt;/classes&gt;</text:p>
      <text:p text:style-name="Preformatted_20_Text"><text:s text:c="3"/>&lt;/test&gt;</text:p>
      <text:p text:style-name="P7">&lt;/suite&gt;</text:p>
      <text:p text:style-name="Text_20_body"><text:soft-page-break/>Compile the test case class using <text:span text:style-name="Source_20_Text">javac</text:span>.</text:p>
      <text:p text:style-name="P7">C:\TestNG_WORKSPACE&gt;javac ParamTestWithDataProvider2.java Bean.java</text:p>
      <text:p text:style-name="P7">C:\TestNG_WORKSPACE&gt;java -cp "C:\TestNG_WORKSPACE" org.testng.TestNG testng.xml</text:p>
      <text:p text:style-name="Text_20_body">Verify the output.</text:p>
      <text:p text:style-name="Preformatted_20_Text"><text:s text:c="3"/>hi I am the bean 111</text:p>
      <text:p text:style-name="Preformatted_20_Text"/>
      <text:p text:style-name="Preformatted_20_Text">===============================================</text:p>
      <text:p text:style-name="Preformatted_20_Text"><text:s text:c="3"/>Suite1</text:p>
      <text:p text:style-name="P9"><text:s text:c="3"/>Total tests run: 1, Failures: 0, Skips: 0</text:p>
      <text:p text:style-name="P7"/>
      <text:p text:style-name="P7"><text:span text:style-name="T2">A5 JUNIT Parameterized Test Runner</text:span> </text:p>
      <text:p text:style-name="P3">Project Structure</text:p>
      <text:p text:style-name="P1"/>
      <text:p text:style-name="P1">ParameterizedJUnitTestRunnerProject</text:p>
      <text:p text:style-name="P1">src\util </text:p>
      <text:p text:style-name="P1">PrimeNumberChecker.java </text:p>
      <text:p text:style-name="P1">src\test</text:p>
      <text:p text:style-name="P1">PrimeNumberCheckerTest.java </text:p>
      <text:p text:style-name="P1">TestRunner.java</text:p>
      <text:p text:style-name="P1"/>
      <text:p text:style-name="Preformatted_20_Text">Build details</text:p>
      <text:p text:style-name="Preformatted_20_Text">C:\JUNIT_WORKSPACE&gt;javac PrimeNumberChecker.java PrimeNumberCheckerTest.java</text:p>
      <text:p text:style-name="P7">TestRunner.java</text:p>
      <text:p text:style-name="P7">C:\JUNIT_WORKSPACE&gt;java TestRunner</text:p>
      <text:p text:style-name="Text_20_body">Verify the output.</text:p>
      <text:p text:style-name="Preformatted_20_Text">Parameterized Number is : 2</text:p>
      <text:p text:style-name="Preformatted_20_Text">Parameterized Number is : 6</text:p>
      <text:p text:style-name="Preformatted_20_Text">Parameterized Number is : 19</text:p>
      <text:p text:style-name="Preformatted_20_Text">Parameterized Number is : 22</text:p>
      <text:p text:style-name="Preformatted_20_Text">Parameterized Number is : 23</text:p>
      <text:p text:style-name="P8">true</text:p>
      <text:p text:style-name="P1"/>
      <text:p text:style-name="P1"/>
      <text:p text:style-name="P1"/>
      <text:p text:style-name="P4"><text:span text:style-name="T5">A5A1 public class PrimeNu</text:span>mberChecker {</text:p>
      <text:p text:style-name="Preformatted_20_Text"><text:s text:c="3"/>public Boolean validate(final Integer primeNumber) {</text:p>
      <text:p text:style-name="Preformatted_20_Text"><text:s text:c="6"/>for (int i = 2; i &lt; (primeNumber / 2); i++) {</text:p>
      <text:p text:style-name="Preformatted_20_Text"><text:s text:c="9"/>if (primeNumber % i == 0) {</text:p>
      <text:p text:style-name="Preformatted_20_Text"><text:s text:c="12"/>return false;</text:p>
      <text:p text:style-name="Preformatted_20_Text"><text:s text:c="9"/>}</text:p>
      <text:p text:style-name="Preformatted_20_Text"><text:s text:c="6"/>}</text:p>
      <text:p text:style-name="Preformatted_20_Text"><text:s text:c="6"/>return true;</text:p>
      <text:p text:style-name="Preformatted_20_Text"><text:s text:c="3"/>}</text:p>
      <text:p text:style-name="P7">}</text:p>
      <text:p text:style-name="Preformatted_20_Text"/>
      <text:p text:style-name="Preformatted_20_Text"/>
      <text:p text:style-name="P6">@RunWith(Parameterized.class)</text:p>
      <text:p text:style-name="P6">A5A2 public class PrimeNumberCheckerTest {</text:p>
      <text:p text:style-name="Preformatted_20_Text"><text:s text:c="3"/>private Integer inputNumber;</text:p>
      <text:p text:style-name="Preformatted_20_Text"><text:s text:c="3"/>private Boolean expectedResult;</text:p>
      <text:p text:style-name="Preformatted_20_Text"><text:s text:c="3"/>private PrimeNumberChecker primeNumberChecker;</text:p>
      <text:p text:style-name="Preformatted_20_Text"><text:soft-page-break/></text:p>
      <text:p text:style-name="Preformatted_20_Text"><text:s text:c="3"/>@Before</text:p>
      <text:p text:style-name="Preformatted_20_Text"><text:s text:c="3"/>public void initialize() {</text:p>
      <text:p text:style-name="Preformatted_20_Text"><text:s text:c="6"/>primeNumberChecker = new PrimeNumberChecker();</text:p>
      <text:p text:style-name="Preformatted_20_Text"><text:s text:c="3"/>}</text:p>
      <text:p text:style-name="Preformatted_20_Text"/>
      <text:p text:style-name="Preformatted_20_Text"><text:s text:c="3"/>// Each parameter should be placed as an argument here</text:p>
      <text:p text:style-name="Preformatted_20_Text"><text:s text:c="3"/>// Every time runner triggers, it will pass the arguments</text:p>
      <text:p text:style-name="Preformatted_20_Text"><text:s text:c="3"/>// from parameters we defined in primeNumbers() method</text:p>
      <text:p text:style-name="Preformatted_20_Text"><text:s text:c="8"/></text:p>
      <text:p text:style-name="Preformatted_20_Text"><text:s text:c="3"/>public PrimeNumberCheckerTest(Integer inputNumber, Boolean expectedResult) {</text:p>
      <text:p text:style-name="Preformatted_20_Text"><text:s text:c="6"/>this.inputNumber = inputNumber;</text:p>
      <text:p text:style-name="Preformatted_20_Text"><text:s text:c="6"/>this.expectedResult = expectedResult;</text:p>
      <text:p text:style-name="Preformatted_20_Text"><text:s text:c="3"/>}</text:p>
      <text:p text:style-name="Preformatted_20_Text"/>
      <text:p text:style-name="P10"><text:s text:c="3"/><text:span text:style-name="T9">@Parameterized.Parameters</text:span></text:p>
      <text:p text:style-name="Preformatted_20_Text">A5A3 <text:s/><text:span text:style-name="T2">public static Collection primeNumbers() {</text:span></text:p>
      <text:p text:style-name="Preformatted_20_Text"><text:s text:c="6"/>return Arrays.asList(new Object[][] {</text:p>
      <text:p text:style-name="Preformatted_20_Text"><text:s text:c="9"/>{ 2, true },</text:p>
      <text:p text:style-name="Preformatted_20_Text"><text:s text:c="9"/>{ 6, false },</text:p>
      <text:p text:style-name="Preformatted_20_Text"><text:s text:c="9"/>{ 19, true },</text:p>
      <text:p text:style-name="Preformatted_20_Text"><text:s text:c="9"/>{ 22, false },</text:p>
      <text:p text:style-name="Preformatted_20_Text"><text:s text:c="9"/>{ 23, true }</text:p>
      <text:p text:style-name="Preformatted_20_Text"><text:s text:c="6"/>});</text:p>
      <text:p text:style-name="Preformatted_20_Text"><text:s text:c="3"/>}</text:p>
      <text:p text:style-name="Preformatted_20_Text"/>
      <text:p text:style-name="Preformatted_20_Text"><text:s text:c="3"/>// This test will run 4 times since we have 5 parameters defined</text:p>
      <text:p text:style-name="Preformatted_20_Text"><text:s text:c="3"/>@Test</text:p>
      <text:p text:style-name="Preformatted_20_Text"><text:s text:c="3"/>public void testPrimeNumberChecker() {</text:p>
      <text:p text:style-name="Preformatted_20_Text"><text:s text:c="6"/>System.out.println("Parameterized Number is : " + inputNumber);</text:p>
      <text:p text:style-name="Preformatted_20_Text"><text:s text:c="6"/>assertEquals(expectedResult, </text:p>
      <text:p text:style-name="Preformatted_20_Text"><text:s text:c="6"/>primeNumberChecker.validate(inputNumber));</text:p>
      <text:p text:style-name="Preformatted_20_Text"><text:s text:c="3"/>}</text:p>
      <text:p text:style-name="P7">} </text:p>
      <text:p text:style-name="Preformatted_20_Text">import org.junit.runner.JUnitCore;</text:p>
      <text:p text:style-name="Preformatted_20_Text">import org.junit.runner.Result;</text:p>
      <text:p text:style-name="Preformatted_20_Text">import org.junit.runner.notification.Failure;</text:p>
      <text:p text:style-name="Preformatted_20_Text"/>
      <text:p text:style-name="P4">A5A4 public class TestRunner {</text:p>
      <text:p text:style-name="Preformatted_20_Text"><text:s text:c="3"/>public static void main(String[] args) {</text:p>
      <text:p text:style-name="Preformatted_20_Text"><text:s text:c="6"/>Result result = JUnitCore.runClasses(PrimeNumberCheckerTest.class);</text:p>
      <text:p text:style-name="Preformatted_20_Text"/>
      <text:p text:style-name="Preformatted_20_Text"><text:s text:c="6"/>for (Failure failure : result.getFailures()) {</text:p>
      <text:p text:style-name="Preformatted_20_Text"><text:s text:c="9"/>System.out.println(failure.toString());</text:p>
      <text:p text:style-name="Preformatted_20_Text"><text:s text:c="6"/>}</text:p>
      <text:p text:style-name="Preformatted_20_Text"><text:s text:c="16"/></text:p>
      <text:p text:style-name="Preformatted_20_Text"><text:s text:c="6"/>System.out.println(result.wasSuccessful());</text:p>
      <text:p text:style-name="Preformatted_20_Text"><text:s text:c="3"/>}</text:p>
      <text:p text:style-name="P7">} <text:s text:c="6"/></text:p>
      <text:p text:style-name="Preformatted_20_Text"/>
      <text:p text:style-name="P7"><text:span text:style-name="T10">A6 JUnit - Plug with ANT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Windows</text:p>
          </table:table-cell>
          <table:table-cell table:style-name="Table3.A1" office:value-type="string">
            <text:p text:style-name="Table_20_Contents">apache-ant-1.8.4-bin.zip</text:p>
          </table:table-cell>
        </table:table-row>
      </table:table>
      <text:h text:style-name="Heading_20_2" text:outline-level="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Windows</text:p>
          </table:table-cell>
          <table:table-cell table:style-name="Table4.A1" office:value-type="string">
            <text:p text:style-name="Table_20_Contents">Append the string <text:span text:style-name="T1">%ANT_HOME\bin</text:span> at the end of the system variable,<text:span text:style-name="T1">Path</text:span>.</text:p>
          </table:table-cell>
        </table:table-row>
      </table:table>
      <text:h text:style-name="Heading_20_2" text:outline-level="2"><text:soft-page-break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Windows</text:p>
          </table:table-cell>
          <table:table-cell table:style-name="Table5.A1" office:value-type="string">
            <text:p text:style-name="Table_20_Contents">junit4.10.jar</text:p>
          </table:table-cell>
        </table:table-row>
      </table:table>
      <text:h text:style-name="Heading_20_2" text:outline-level="2"/>
      <text:h text:style-name="Heading_20_2" text:outline-level="2">Project Structure</text:h>
      <text:p text:style-name="P1">JunitWithAntProject</text:p>
      <text:p text:style-name="P1">src/util </text:p>
      <text:p text:style-name="P1"><text:s text:c="3"/>MessageUtil.java</text:p>
      <text:p text:style-name="P1">src/test </text:p>
      <text:p text:style-name="P1"><text:s text:c="3"/>TestMessageUtil.java</text:p>
      <text:p text:style-name="P1">src/lib </text:p>
      <text:p text:style-name="P1"><text:s text:c="3"/>junit-4.10.jar</text:p>
      <text:p text:style-name="P1">build.xml</text:p>
      <text:p text:style-name="Text_20_body"/>
      <text:p text:style-name="P15">Run the following Ant command.</text:p>
      <text:p text:style-name="P7">C:\PROJECTPATH\TestJunitWithAnt&gt;ant</text:p>
      <text:p text:style-name="Text_20_body">Verify the output.</text:p>
      <text:p text:style-name="Preformatted_20_Text">Buildfile: C:\PROJECTPATH\TestJunitWithAnt\build.xml</text:p>
      <text:p text:style-name="Preformatted_20_Text"/>
      <text:p text:style-name="Preformatted_20_Text">clean: <text:s/></text:p>
      <text:p text:style-name="Preformatted_20_Text"/>
      <text:p text:style-name="Preformatted_20_Text">compile: <text:s/></text:p>
      <text:p text:style-name="Preformatted_20_Text"><text:s text:c="3"/>[javac] Compiling 2 source files to C:\JUNIT_WORKSPACE\TestJunitWithAnt\test</text:p>
      <text:p text:style-name="Preformatted_20_Text"><text:s text:c="3"/>[javac] [parsing started C:\JUNIT_WORKSPACE\TestJunitWithAnt\src\</text:p>
      <text:p text:style-name="Preformatted_20_Text"><text:s text:c="6"/>MessageUtil.java]</text:p>
      <text:p text:style-name="Preformatted_20_Text"><text:s text:c="3"/>[javac] [parsing completed 18ms]</text:p>
      <text:p text:style-name="Preformatted_20_Text"><text:s text:c="3"/>[javac] [parsing started C:\JUNIT_WORKSPACE\TestJunitWithAnt\src\</text:p>
      <text:p text:style-name="Preformatted_20_Text"><text:s text:c="6"/>TestMessageUtil.java]</text:p>
      <text:p text:style-name="Preformatted_20_Text"><text:s text:c="3"/>[javac] [parsing completed 2ms]</text:p>
      <text:p text:style-name="Preformatted_20_Text"><text:s text:c="3"/>[javac] [search path for source files: C:\JUNIT_WORKSPACE\</text:p>
      <text:p text:style-name="Preformatted_20_Text"><text:s text:c="6"/>TestJunitWithAnt\src] <text:s text:c="3"/></text:p>
      <text:p text:style-name="Preformatted_20_Text"><text:s text:c="3"/>[javac] [loading java\lang\Object.class(java\lang:Object.class)]</text:p>
      <text:p text:style-name="Preformatted_20_Text"><text:s text:c="3"/>[javac] [loading java\lang\String.class(java\lang:String.class)]</text:p>
      <text:p text:style-name="Preformatted_20_Text"><text:s text:c="3"/>[javac] [loading org\junit\Test.class(org\junit:Test.class)]</text:p>
      <text:p text:style-name="Preformatted_20_Text"><text:s text:c="3"/>[javac] [loading org\junit\Ignore.class(org\junit:Ignore.class)]</text:p>
      <text:p text:style-name="Preformatted_20_Text"><text:s text:c="3"/>[javac] [loading org\junit\Assert.class(org\junit:Assert.class)]</text:p>
      <text:p text:style-name="Preformatted_20_Text"><text:s text:c="3"/>[javac] [loading java\lang\annotation\Retention.class</text:p>
      <text:p text:style-name="Preformatted_20_Text"><text:s text:c="6"/>(java\lang\annotation:Retention.class)]</text:p>
      <text:p text:style-name="Preformatted_20_Text"><text:s text:c="3"/>[javac] [loading java\lang\annotation\RetentionPolicy.class</text:p>
      <text:p text:style-name="Preformatted_20_Text"><text:s text:c="6"/>(java\lang\annotation:RetentionPolicy.class)]</text:p>
      <text:p text:style-name="Preformatted_20_Text"><text:s text:c="3"/>[javac] [loading java\lang\annotation\Target.class</text:p>
      <text:p text:style-name="Preformatted_20_Text"><text:s text:c="6"/>(java\lang\annotation:Target.class)]</text:p>
      <text:p text:style-name="Preformatted_20_Text"><text:s text:c="3"/>[javac] [loading java\lang\annotation\ElementType.class</text:p>
      <text:p text:style-name="Preformatted_20_Text"><text:s text:c="6"/>(java\lang\annotation:ElementType.class)]</text:p>
      <text:p text:style-name="Preformatted_20_Text"><text:s text:c="3"/>[javac] [loading java\lang\annotation\Annotation.class</text:p>
      <text:p text:style-name="Preformatted_20_Text"><text:s text:c="6"/>(java\lang\annotation:Annotation.class)]</text:p>
      <text:p text:style-name="Preformatted_20_Text"><text:s text:c="3"/>[javac] [checking MessageUtil]</text:p>
      <text:p text:style-name="Preformatted_20_Text"><text:s text:c="3"/>[javac] [loading java\lang\System.class(java\lang:System.class)]</text:p>
      <text:p text:style-name="Preformatted_20_Text"><text:s text:c="3"/>[javac] [loading java\io\PrintStream.class(java\io:PrintStream.class)]</text:p>
      <text:p text:style-name="Preformatted_20_Text"><text:s text:c="3"/>[javac] [loading java\io\FilterOutputStream.class</text:p>
      <text:p text:style-name="Preformatted_20_Text"><text:s text:c="6"/>(java\io:FilterOutputStream.class)]</text:p>
      <text:p text:style-name="Preformatted_20_Text"><text:s text:c="3"/>[javac] [loading java\io\OutputStream.class(java\io:OutputStream.class)]</text:p>
      <text:p text:style-name="Preformatted_20_Text"><text:s text:c="3"/>[javac] [loading java\lang\StringBuilder.class</text:p>
      <text:p text:style-name="Preformatted_20_Text"><text:s text:c="6"/>(java\lang:StringBuilder.class)]</text:p>
      <text:p text:style-name="Preformatted_20_Text"><text:s text:c="3"/>[javac] [loading java\lang\AbstractStringBuilder.class</text:p>
      <text:p text:style-name="Preformatted_20_Text"><text:soft-page-break/><text:s text:c="6"/>(java\lang:AbstractStringBuilder.class)]</text:p>
      <text:p text:style-name="Preformatted_20_Text"><text:s text:c="3"/>[javac] [loading java\lang\CharSequence.class(java\lang:CharSequence.class)]</text:p>
      <text:p text:style-name="Preformatted_20_Text"><text:s text:c="3"/>[javac] [loading java\io\Serializable.class(java\io:Serializable.class)]</text:p>
      <text:p text:style-name="Preformatted_20_Text"><text:s text:c="3"/>[javac] [loading java\lang\Comparable.class(java\lang:Comparable.class)]</text:p>
      <text:p text:style-name="Preformatted_20_Text"><text:s text:c="3"/>[javac] [loading java\lang\StringBuffer.class(java\lang:StringBuffer.class)]</text:p>
      <text:p text:style-name="Preformatted_20_Text"><text:s text:c="3"/>[javac] [wrote C:\JUNIT_WORKSPACE\TestJunitWithAnt\test\MessageUtil.class]</text:p>
      <text:p text:style-name="Preformatted_20_Text"><text:s text:c="3"/>[javac] [checking TestMessageUtil]</text:p>
      <text:p text:style-name="Preformatted_20_Text"><text:s text:c="3"/>[javac] [wrote C:\JUNIT_WORKSPACE\TestJunitWithAnt\test\TestMessageUtil.class]</text:p>
      <text:p text:style-name="Preformatted_20_Text"><text:s text:c="3"/>[javac] [total 281ms]</text:p>
      <text:p text:style-name="Preformatted_20_Text"/>
      <text:p text:style-name="Preformatted_20_Text">test:</text:p>
      <text:p text:style-name="Preformatted_20_Text"><text:s text:c="4"/>[junit] Testsuite: TestMessageUtil</text:p>
      <text:p text:style-name="Preformatted_20_Text"><text:s text:c="4"/>[junit] Tests run: 2, Failures: 0, Errors: 0, Time elapsed: 0.008 sec</text:p>
      <text:p text:style-name="Preformatted_20_Text"><text:s text:c="4"/>[junit]</text:p>
      <text:p text:style-name="Preformatted_20_Text"><text:s text:c="4"/>[junit] ------------- Standard Output ---------------</text:p>
      <text:p text:style-name="Preformatted_20_Text"><text:s text:c="4"/>[junit] Inside testPrintMessage()</text:p>
      <text:p text:style-name="Preformatted_20_Text"><text:s text:c="4"/>[junit] Robert</text:p>
      <text:p text:style-name="Preformatted_20_Text"><text:s text:c="4"/>[junit] Inside testSalutationMessage()</text:p>
      <text:p text:style-name="Preformatted_20_Text"><text:s text:c="4"/>[junit] Hi!Robert</text:p>
      <text:p text:style-name="Preformatted_20_Text"><text:s text:c="4"/>[junit] ------------- ---------------- ---------------</text:p>
      <text:p text:style-name="Preformatted_20_Text"/>
      <text:p text:style-name="Preformatted_20_Text">BUILD SUCCESSFUL</text:p>
      <text:p text:style-name="P7">Total time: 0 seconds</text:p>
      <text:p text:style-name="Text_20_body"/>
      <text:p text:style-name="Preformatted_20_Text"/>
      <text:p text:style-name="P4">A6A1 public class MessageUtil {</text:p>
      <text:p text:style-name="Preformatted_20_Text"/>
      <text:p text:style-name="Preformatted_20_Text"><text:s text:c="3"/>private String message;</text:p>
      <text:p text:style-name="Preformatted_20_Text"/>
      <text:p text:style-name="Preformatted_20_Text"><text:s text:c="3"/>//Constructor</text:p>
      <text:p text:style-name="Preformatted_20_Text"><text:s text:c="3"/>//@param message to be printed</text:p>
      <text:p text:style-name="Preformatted_20_Text"><text:s text:c="3"/>public MessageUtil(String message){</text:p>
      <text:p text:style-name="Preformatted_20_Text"><text:s text:c="6"/>this.message = message; </text:p>
      <text:p text:style-name="Preformatted_20_Text"><text:s text:c="3"/>}</text:p>
      <text:p text:style-name="Preformatted_20_Text"/>
      <text:p text:style-name="Preformatted_20_Text"><text:s text:c="3"/>// prints the message</text:p>
      <text:p text:style-name="Preformatted_20_Text"><text:s text:c="3"/>public String printMessage(){</text:p>
      <text:p text:style-name="Preformatted_20_Text"><text:s text:c="6"/>System.out.println(message);</text:p>
      <text:p text:style-name="Preformatted_20_Text"><text:s text:c="6"/>return message;</text:p>
      <text:p text:style-name="Preformatted_20_Text"><text:s text:c="3"/>} <text:s text:c="2"/></text:p>
      <text:p text:style-name="Preformatted_20_Text"/>
      <text:p text:style-name="Preformatted_20_Text"><text:s text:c="3"/>// add "Hi!" to the message</text:p>
      <text:p text:style-name="Preformatted_20_Text"><text:s text:c="3"/>public String salutationMessage(){</text:p>
      <text:p text:style-name="Preformatted_20_Text"><text:s text:c="6"/>message = "Hi!" + message;</text:p>
      <text:p text:style-name="Preformatted_20_Text"><text:s text:c="6"/>System.out.println(message);</text:p>
      <text:p text:style-name="Preformatted_20_Text"><text:s text:c="6"/>return message;</text:p>
      <text:p text:style-name="Preformatted_20_Text"><text:s text:c="3"/>} <text:s text:c="2"/></text:p>
      <text:p text:style-name="P7">} <text:s text:c="6"/></text:p>
      <text:p text:style-name="Preformatted_20_Text"/>
      <text:p text:style-name="P4">A6A2 public class TestMessageUtil {</text:p>
      <text:p text:style-name="Preformatted_20_Text"/>
      <text:p text:style-name="Preformatted_20_Text"><text:s text:c="3"/>String message = "Robert"; <text:s text:c="2"/></text:p>
      <text:p text:style-name="Preformatted_20_Text"><text:s text:c="3"/>MessageUtil messageUtil = new MessageUtil(message);</text:p>
      <text:p text:style-name="Preformatted_20_Text"><text:s text:c="3"/></text:p>
      <text:p text:style-name="Preformatted_20_Text"><text:s text:c="3"/>@Test</text:p>
      <text:p text:style-name="Preformatted_20_Text"><text:s text:c="3"/>public void testPrintMessage() { <text:s text:c="4"/></text:p>
      <text:p text:style-name="Preformatted_20_Text"><text:s text:c="6"/>System.out.println("Inside testPrintMessage()"); <text:s text:c="4"/></text:p>
      <text:p text:style-name="Preformatted_20_Text"><text:s text:c="6"/>assertEquals(message,messageUtil.printMessage());</text:p>
      <text:p text:style-name="Preformatted_20_Text"><text:s text:c="3"/>}</text:p>
      <text:p text:style-name="Preformatted_20_Text"><text:soft-page-break/></text:p>
      <text:p text:style-name="Preformatted_20_Text"><text:s text:c="3"/>@Test</text:p>
      <text:p text:style-name="Preformatted_20_Text"><text:s text:c="3"/>public void testSalutationMessage() {</text:p>
      <text:p text:style-name="Preformatted_20_Text"><text:s text:c="6"/>System.out.println("Inside testSalutationMessage()");</text:p>
      <text:p text:style-name="Preformatted_20_Text"><text:s text:c="6"/>message = "Hi!" + "Robert";</text:p>
      <text:p text:style-name="Preformatted_20_Text"><text:s text:c="6"/>assertEquals(message,messageUtil.salutationMessage());</text:p>
      <text:p text:style-name="Preformatted_20_Text"><text:s text:c="3"/>}</text:p>
      <text:p text:style-name="P7">}</text:p>
      <text:p text:style-name="Preformatted_20_Text"><text:span text:style-name="T7">A6A3 Ant build.xml</text:span></text:p>
      <text:p text:style-name="Text_20_body">We'll be using <text:span text:style-name="T1">&lt;junit&gt;</text:span> task in Ant to execute our JUnit test cases.</text:p>
      <text:p text:style-name="Preformatted_20_Text">&lt;project name = "JunitTest" default = "test" basedir = "."&gt;</text:p>
      <text:p text:style-name="Preformatted_20_Text"><text:s text:c="3"/>&lt;property name = "testdir" location = "test" /&gt;</text:p>
      <text:p text:style-name="Preformatted_20_Text"><text:s text:c="3"/>&lt;property name = "srcdir" location = "src" /&gt;</text:p>
      <text:p text:style-name="Preformatted_20_Text"><text:s text:c="3"/>&lt;property name = "full-compile" value = "true" /&gt;</text:p>
      <text:p text:style-name="Preformatted_20_Text"><text:s text:c="8"/></text:p>
      <text:p text:style-name="Preformatted_20_Text"><text:s text:c="3"/>&lt;path id = "classpath.base"/&gt;</text:p>
      <text:p text:style-name="Preformatted_20_Text"><text:s text:c="8"/></text:p>
      <text:p text:style-name="Preformatted_20_Text"><text:s text:c="3"/>&lt;path id = "classpath.test"&gt;</text:p>
      <text:p text:style-name="Preformatted_20_Text"><text:s text:c="6"/>&lt;pathelement location = "lib/junit-4.10.jar" /&gt;</text:p>
      <text:p text:style-name="Preformatted_20_Text"><text:s text:c="6"/>&lt;pathelement location = "${testdir}" /&gt;</text:p>
      <text:p text:style-name="Preformatted_20_Text"><text:s text:c="6"/>&lt;pathelement location = "${srcdir}" /&gt;</text:p>
      <text:p text:style-name="Preformatted_20_Text"><text:s text:c="6"/>&lt;path refid = "classpath.base" /&gt;</text:p>
      <text:p text:style-name="Preformatted_20_Text"><text:s text:c="3"/>&lt;/path&gt;</text:p>
      <text:p text:style-name="Preformatted_20_Text"><text:s text:c="8"/></text:p>
      <text:p text:style-name="Preformatted_20_Text"><text:s text:c="3"/>&lt;target name = "clean" &gt;</text:p>
      <text:p text:style-name="Preformatted_20_Text"><text:s text:c="6"/>&lt;delete verbose = "${full-compile}"&gt;</text:p>
      <text:p text:style-name="Preformatted_20_Text"><text:s text:c="9"/>&lt;fileset dir = "${testdir}" includes = "**/*.class" /&gt;</text:p>
      <text:p text:style-name="Preformatted_20_Text"><text:s text:c="6"/>&lt;/delete&gt;</text:p>
      <text:p text:style-name="Preformatted_20_Text"><text:s text:c="3"/>&lt;/target&gt;</text:p>
      <text:p text:style-name="Preformatted_20_Text"><text:s text:c="8"/></text:p>
      <text:p text:style-name="Preformatted_20_Text"><text:s text:c="3"/>&lt;target name = "compile" depends = "clean"&gt;</text:p>
      <text:p text:style-name="Preformatted_20_Text"><text:s text:c="6"/>&lt;javac srcdir = "${srcdir}" destdir = "${testdir}" </text:p>
      <text:p text:style-name="Preformatted_20_Text"><text:s text:c="9"/>verbose = "${full-compile}"&gt;</text:p>
      <text:p text:style-name="Preformatted_20_Text"><text:s text:c="9"/>&lt;classpath refid = "classpath.test"/&gt;</text:p>
      <text:p text:style-name="Preformatted_20_Text"><text:s text:c="6"/>&lt;/javac&gt;</text:p>
      <text:p text:style-name="Preformatted_20_Text"><text:s text:c="3"/>&lt;/target&gt;</text:p>
      <text:p text:style-name="Preformatted_20_Text"><text:s text:c="8"/></text:p>
      <text:p text:style-name="Preformatted_20_Text"><text:s text:c="3"/>&lt;target name = "test" depends = "compile"&gt;</text:p>
      <text:p text:style-name="Preformatted_20_Text"><text:s text:c="6"/>&lt;junit&gt;</text:p>
      <text:p text:style-name="Preformatted_20_Text"><text:s text:c="9"/>&lt;classpath refid = "classpath.test" /&gt;</text:p>
      <text:p text:style-name="Preformatted_20_Text"><text:s text:c="9"/>&lt;formatter type = "brief" usefile = "false" /&gt;</text:p>
      <text:p text:style-name="Preformatted_20_Text"><text:s text:c="9"/>&lt;test na<text:span text:style-name="T9">me = "TestMessageUtil"</text:span> /&gt;</text:p>
      <text:p text:style-name="Preformatted_20_Text"><text:s text:c="6"/>&lt;/junit&gt;</text:p>
      <text:p text:style-name="Preformatted_20_Text"><text:s text:c="3"/>&lt;/target&gt;</text:p>
      <text:p text:style-name="Preformatted_20_Text"><text:s text:c="8"/></text:p>
      <text:p text:style-name="P7">&lt;/project&gt;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35M50S</meta:editing-duration>
    <meta:editing-cycles>281</meta:editing-cycles>
    <meta:generator>OpenOffice.org/3.4.1$Win32 OpenOffice.org_project/341m1$Build-9593</meta:generator>
    <dc:date>2017-02-02T12:55:16.93</dc:date>
    <meta:document-statistic meta:table-count="3" meta:image-count="0" meta:object-count="0" meta:page-count="11" meta:paragraph-count="516" meta:word-count="1502" meta:character-count="16034"/>
    <meta:user-defined meta:name="Info 1"/>
    <meta:user-defined meta:name="Info 2"/>
    <meta:user-defined meta:name="Info 3"/>
    <meta:user-defined meta:name="Info 4"/>
  </office:meta>
</office:document-meta>
</file>